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51pt"/>
    </style:style>
    <style:style style:name="co2" style:family="table-column">
      <style:table-column-properties fo:break-before="auto" style:column-width="84.81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morzamento debo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=90 Ohm</text:p>
          </table:table-cell>
          <table:table-cell office:value-type="string" calcext:value-type="string">
            <text:p>C = 52E-9 F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sultati del fit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" office:value-type="float" office:value="0.0000001248" calcext:value-type="float">
            <text:p>1.25E-07</text:p>
          </table:table-cell>
          <table:table-cell office:value-type="float" office:value="0.04388" calcext:value-type="float">
            <text:p>0.04388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morzamento fort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=10 kOhm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unzione di trasferimento su 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etto R dopo L-C e misuro la ddp ai capi di R 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iltro passa banda con frequenza di risonanza w=1/rad(LC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unzione di trasferimento su C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iltro passa alto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unzione di trasferimento su L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iltro passa basso 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18:27:36.601493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et Qesja</meta:initial-creator>
    <meta:creation-date>2018-04-18T08:52:05</meta:creation-date>
    <dc:date>2018-04-18T19:02:06.523733544</dc:date>
    <meta:generator>LibreOffice/5.4.6.2$Linux_X86_64 LibreOffice_project/40m0$Build-2</meta:generator>
    <meta:editing-duration>PT26M27S</meta:editing-duration>
    <meta:editing-cycles>2</meta:editing-cycles>
    <meta:document-statistic meta:table-count="1" meta:cell-count="1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